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6cm" svg:y="0cm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0.1cm">
            <draw:object draw:notify-on-update-of-ranges="Sheet1.A2:Sheet1.A6 Sheet1.B2:Sheet1.B6 Sheet1.A2:Sheet1.A6 Sheet1.C2:Sheet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orst Case</text:p>
          </table:table-cell>
          <table:table-cell office:value-type="string" calcext:value-type="string">
            <text:p>n.log(n,2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2]*LOG([.A2];2)" office:value-type="float" office:value="4.75488750216347" calcext:value-type="float">
            <text:p>4.7548875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]*LOG([.A3];2)" office:value-type="float" office:value="11.6096404744368" calcext:value-type="float">
            <text:p>11.6096404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4]*LOG([.A4];2)" office:value-type="float" office:value="15.5097750043269" calcext:value-type="float">
            <text:p>15.5097750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5]*LOG([.A5];2)" office:value-type="float" office:value="19.6514844544032" calcext:value-type="float">
            <text:p>19.6514844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A6]*LOG([.A6];2)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6:00:17.337271516</meta:creation-date>
    <dc:date>2016-09-29T16:09:33.614221564</dc:date>
    <meta:editing-duration>PT38S</meta:editing-duration>
    <meta:editing-cycles>2</meta:editing-cycles>
    <meta:generator>LibreOffice/4.2.8.2$Linux_X86_64 LibreOffice_project/420m0$Build-2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6" svg:x="0.32cm" svg:y="0.18cm" svg:width="12.508cm" svg:height="8.64cm">
          <chartooo:coordinate-region svg:x="0.941cm" svg:y="0.38cm" svg:width="11.7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2">
                <text:p>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:Sheet1.C6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2">
                <text:p>2</text:p>
                <draw:g>
                  <svg:desc>Sheet1.B2:Sheet1.B6</svg:desc>
                </draw:g>
              </table:table-cell>
              <table:table-cell office:value-type="float" office:value="4.75488750216347">
                <text:p>4.7548875021634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.6514844544032">
                <text:p>19.6514844544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